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ableColumn7" style:family="table-column">
      <style:table-column-properties style:column-width="1.1388in"/>
    </style:style>
    <style:style style:name="TableColumn8" style:family="table-column">
      <style:table-column-properties style:column-width="1.018in"/>
    </style:style>
    <style:style style:name="TableColumn9" style:family="table-column">
      <style:table-column-properties style:column-width="0.875in"/>
    </style:style>
    <style:style style:name="TableColumn10" style:family="table-column">
      <style:table-column-properties style:column-width="0.6388in"/>
    </style:style>
    <style:style style:name="TableColumn11" style:family="table-column">
      <style:table-column-properties style:column-width="2.8291in"/>
    </style:style>
    <style:style style:name="Table6" style:family="table">
      <style:table-properties style:width="6.5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ableColumn56" style:family="table-column">
      <style:table-column-properties style:column-width="0.6625in"/>
    </style:style>
    <style:style style:name="TableColumn57" style:family="table-column">
      <style:table-column-properties style:column-width="0.418in"/>
    </style:style>
    <style:style style:name="TableColumn58" style:family="table-column">
      <style:table-column-properties style:column-width="0.3902in"/>
    </style:style>
    <style:style style:name="TableColumn59" style:family="table-column">
      <style:table-column-properties style:column-width="0.4666in"/>
    </style:style>
    <style:style style:name="TableColumn60" style:family="table-column">
      <style:table-column-properties style:column-width="2.0097in"/>
    </style:style>
    <style:style style:name="Table55" style:family="table">
      <style:table-properties style:width="3.9472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9" style:parent-style-name="DefaultParagraphFont" style:family="text">
      <style:text-properties style:font-name="Segoe UI Emoji" style:font-name-complex="Segoe UI Emoji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7" style:parent-style-name="DefaultParagraphFont" style:family="text">
      <style:text-properties style:font-name="Segoe UI Emoji" style:font-name-complex="Segoe UI Emoji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5" style:parent-style-name="DefaultParagraphFont" style:family="text">
      <style:text-properties style:font-name="Segoe UI Emoji" style:font-name-complex="Segoe UI Emoji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3" style:parent-style-name="DefaultParagraphFont" style:family="text">
      <style:text-properties style:font-name="Segoe UI Emoji" style:font-name-complex="Segoe UI Emoji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TableColumn106" style:family="table-column">
      <style:table-column-properties style:column-width="1.5125in"/>
    </style:style>
    <style:style style:name="TableColumn107" style:family="table-column">
      <style:table-column-properties style:column-width="0.3902in"/>
    </style:style>
    <style:style style:name="TableColumn108" style:family="table-column">
      <style:table-column-properties style:column-width="0.4902in"/>
    </style:style>
    <style:style style:name="TableColumn109" style:family="table-column">
      <style:table-column-properties style:column-width="0.652in"/>
    </style:style>
    <style:style style:name="TableColumn110" style:family="table-column">
      <style:table-column-properties style:column-width="0.484in"/>
    </style:style>
    <style:style style:name="Table105" style:family="table">
      <style:table-properties style:width="3.5291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6" style:family="table-row">
      <style:table-row-properties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8" style:family="table-row">
      <style:table-row-properties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1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list-style-name="LFO1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Normal" style:list-style-name="LFO1" style:family="paragraph"/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P175" style:parent-style-name="Normal" style:list-style-name="LFO2" style:family="paragraph"/>
    <style:style style:name="P176" style:parent-style-name="Normal" style:list-style-name="LFO2" style:family="paragraph"/>
    <style:style style:name="P177" style:parent-style-name="Normal" style:list-style-name="LFO2" style:family="paragraph"/>
    <style:style style:name="T178" style:parent-style-name="DefaultParagraphFont" style:family="text">
      <style:text-properties fo:font-weight="bold" style:font-weight-asian="bold" style:font-weight-complex="bold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P182" style:parent-style-name="Normal" style:list-style-name="LFO3" style:family="paragraph"/>
    <style:style style:name="T183" style:parent-style-name="DefaultParagraphFont" style:family="text">
      <style:text-properties fo:font-weight="bold" style:font-weight-asian="bold" style:font-weight-complex="bold"/>
    </style:style>
    <style:style style:name="P184" style:parent-style-name="Normal" style:list-style-name="LFO3" style:family="paragraph"/>
    <style:style style:name="T185" style:parent-style-name="DefaultParagraphFont" style:family="text">
      <style:text-properties fo:font-weight="bold" style:font-weight-asian="bold" style:font-weight-complex="bold"/>
    </style:style>
    <style:style style:name="P186" style:parent-style-name="Normal" style:list-style-name="LFO3" style:family="paragraph"/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T190" style:parent-style-name="DefaultParagraphFont" style:family="text">
      <style:text-properties fo:font-style="italic" style:font-style-asian="italic" style:font-style-complex="italic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Normal" style:list-style-name="LFO4" style:family="paragraph"/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Normal" style:list-style-name="LFO4" style:family="paragraph"/>
    <style:style style:name="T197" style:parent-style-name="DefaultParagraphFont" style:family="text">
      <style:text-properties fo:font-weight="bold" style:font-weight-asian="bold" style:font-weight-complex="bold"/>
    </style:style>
    <style:style style:name="P198" style:parent-style-name="Normal" style:list-style-name="LFO4" style:family="paragraph"/>
    <style:style style:name="T199" style:parent-style-name="DefaultParagraphFont" style:family="text">
      <style:text-properties fo:font-weight="bold" style:font-weight-asian="bold" style:font-weight-complex="bold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Normal" style:family="paragraph">
      <style:text-properties fo:font-weight="bold" style:font-weight-asian="bold" style:font-weight-complex="bold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Normal" style:list-style-name="LFO5" style:family="paragraph"/>
    <style:style style:name="T207" style:parent-style-name="DefaultParagraphFont" style:family="text">
      <style:text-properties fo:font-weight="bold" style:font-weight-asian="bold" style:font-weight-complex="bold"/>
    </style:style>
    <style:style style:name="P208" style:parent-style-name="Normal" style:list-style-name="LFO5" style:family="paragraph"/>
    <style:style style:name="T209" style:parent-style-name="DefaultParagraphFont" style:family="text">
      <style:text-properties fo:font-weight="bold" style:font-weight-asian="bold" style:font-weight-complex="bold"/>
    </style:style>
    <style:style style:name="P210" style:parent-style-name="Normal" style:list-style-name="LFO5" style:family="paragraph"/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DefaultParagraphFont" style:family="text">
      <style:text-properties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family="paragraph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list-style-name="LFO6" style:family="paragraph"/>
    <style:style style:name="P218" style:parent-style-name="Normal" style:list-style-name="LFO6" style:family="paragraph"/>
    <style:style style:name="P219" style:parent-style-name="Normal" style:list-style-name="LFO6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P222" style:parent-style-name="Normal" style:list-style-name="LFO7" style:family="paragraph"/>
    <style:style style:name="T223" style:parent-style-name="DefaultParagraphFont" style:family="text">
      <style:text-properties fo:font-weight="bold" style:font-weight-asian="bold" style:font-weight-complex="bold"/>
    </style:style>
    <style:style style:name="P224" style:parent-style-name="Normal" style:list-style-name="LFO7" style:family="paragraph"/>
    <style:style style:name="T225" style:parent-style-name="DefaultParagraphFont" style:family="text">
      <style:text-properties fo:font-weight="bold" style:font-weight-asian="bold" style:font-weight-complex="bold"/>
    </style:style>
    <style:style style:name="P226" style:parent-style-name="Normal" style:list-style-name="LFO7" style:family="paragraph"/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P229" style:parent-style-name="Normal" style:list-style-name="LFO8" style:family="paragraph"/>
    <style:style style:name="P230" style:parent-style-name="Normal" style:list-style-name="LFO8" style:family="paragraph"/>
    <style:style style:name="P231" style:parent-style-name="Normal" style:family="paragraph">
      <style:text-properties fo:font-weight="bold" style:font-weight-asian="bold" style:font-weight-complex="bold"/>
    </style:style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Normal" style:list-style-name="LFO9" style:family="paragraph"/>
    <style:style style:name="P234" style:parent-style-name="Normal" style:list-style-name="LFO9" style:family="paragraph"/>
    <style:style style:name="T235" style:parent-style-name="DefaultParagraphFont" style:family="text">
      <style:text-properties style:font-name="Segoe UI Emoji" style:font-name-complex="Segoe UI Emoji"/>
    </style:style>
    <style:style style:name="T236" style:parent-style-name="DefaultParagraphFont" style:family="text">
      <style:text-properties style:font-name="Segoe UI Emoji" style:font-name-complex="Segoe UI Emoji"/>
    </style:style>
    <style:style style:name="T237" style:parent-style-name="DefaultParagraphFont" style:family="text">
      <style:text-properties style:font-name="Segoe UI Emoji" style:font-name-complex="Segoe UI Emoji"/>
    </style:style>
    <style:style style:name="T238" style:parent-style-name="DefaultParagraphFont" style:family="text">
      <style:text-properties style:font-name="Segoe UI Emoji" style:font-name-complex="Segoe UI Emoji"/>
    </style:style>
    <style:style style:name="P239" style:parent-style-name="Normal" style:list-style-name="LFO9" style:family="paragraph"/>
    <style:style style:name="T240" style:parent-style-name="DefaultParagraphFont" style:family="text">
      <style:text-properties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Normal" style:list-style-name="LFO10" style:family="paragraph"/>
    <style:style style:name="P243" style:parent-style-name="Normal" style:list-style-name="LFO10" style:family="paragraph"/>
    <style:style style:name="P244" style:parent-style-name="Normal" style:list-style-name="LFO10" style:family="paragraph"/>
    <style:style style:name="P245" style:parent-style-name="Normal" style:list-style-name="LFO10" style:family="paragraph"/>
    <style:style style:name="T246" style:parent-style-name="DefaultParagraphFont" style:family="text">
      <style:text-properties fo:font-weight="bold" style:font-weight-asian="bold" style:font-weight-complex="bold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TableColumn250" style:family="table-column">
      <style:table-column-properties style:column-width="0.6486in"/>
    </style:style>
    <style:style style:name="TableColumn251" style:family="table-column">
      <style:table-column-properties style:column-width="0.418in"/>
    </style:style>
    <style:style style:name="TableColumn252" style:family="table-column">
      <style:table-column-properties style:column-width="1.3291in"/>
    </style:style>
    <style:style style:name="TableColumn253" style:family="table-column">
      <style:table-column-properties style:column-width="0.6881in"/>
    </style:style>
    <style:style style:name="Table249" style:family="table">
      <style:table-properties style:width="3.084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text-properties fo:font-weight="bold" style:font-weight-asian="bold" style:font-weight-complex="bold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text-properties fo:font-weight="bold" style:font-weight-asian="bold" style:font-weight-complex="bold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text-properties fo:font-weight="bold" style:font-weight-asian="bold" style:font-weight-complex="bold"/>
    </style:style>
    <style:style style:name="TableRow263" style:family="table-row">
      <style:table-row-properties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8" style:family="table-row">
      <style:table-row-properties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3" style:family="table-row">
      <style:table-row-properties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8" style:family="table-row">
      <style:table-row-properties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Normal" style:family="paragraph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P287" style:parent-style-name="Normal" style:family="paragraph">
      <style:text-properties fo:font-weight="bold" style:font-weight-asian="bold" style:font-weight-complex="bold"/>
    </style:style>
    <style:style style:name="P288" style:parent-style-name="Normal" style:family="paragraph">
      <style:text-properties fo:font-weight="bold" style:font-weight-asian="bold" style:font-weight-complex="bold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P292" style:parent-style-name="Normal" style:family="paragraph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P296" style:parent-style-name="Normal" style:family="paragraph">
      <style:text-properties fo:font-weight="bold" style:font-weight-asian="bold" style:font-weight-complex="bold"/>
    </style:style>
    <style:style style:name="P297" style:parent-style-name="Normal" style:family="paragraph">
      <style:text-properties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P302" style:parent-style-name="Normal" style:family="paragraph">
      <style:text-properties fo:font-weight="bold" style:font-weight-asian="bold" style:font-weight-complex="bold"/>
    </style:style>
    <style:style style:name="T303" style:parent-style-name="DefaultParagraphFont" style:family="text">
      <style:text-properties fo:font-weight="bold" style:font-weight-asian="bold" style:font-weight-complex="bold"/>
    </style:style>
    <style:style style:name="T304" style:parent-style-name="DefaultParagraphFont" style:family="text">
      <style:text-properties fo:font-weight="bold" style:font-weight-asian="bold" style:font-weight-complex="bold"/>
    </style:style>
    <style:style style:name="T305" style:parent-style-name="DefaultParagraphFont" style:family="text">
      <style:text-properties fo:font-weight="bold" style:font-weight-asian="bold" style:font-weight-complex="bold"/>
    </style:style>
    <style:style style:name="T306" style:parent-style-name="DefaultParagraphFont" style:family="text">
      <style:text-properties fo:font-weight="bold" style:font-weight-asian="bold" style:font-weight-complex="bold"/>
    </style:style>
    <style:style style:name="P307" style:parent-style-name="Normal" style:family="paragraph">
      <style:text-properties fo:font-weight="bold" style:font-weight-asian="bold" style:font-weight-complex="bold"/>
    </style:style>
    <style:style style:name="P308" style:parent-style-name="Normal" style:family="paragraph">
      <style:text-properties fo:font-weight="bold" style:font-weight-asian="bold" style:font-weight-complex="bold"/>
    </style:style>
    <style:style style:name="P309" style:parent-style-name="Normal" style:list-style-name="LFO11" style:family="paragraph"/>
    <style:style style:name="P310" style:parent-style-name="Normal" style:list-style-name="LFO11" style:family="paragraph"/>
    <style:style style:name="P311" style:parent-style-name="Normal" style:list-style-name="LFO11" style:family="paragraph"/>
    <style:style style:name="P312" style:parent-style-name="Normal" style:list-style-name="LFO11" style:family="paragraph"/>
    <style:style style:name="P313" style:parent-style-name="Normal" style:family="paragraph">
      <style:text-properties fo:font-weight="bold" style:font-weight-asian="bold" style:font-weight-complex="bold"/>
    </style:style>
    <style:style style:name="P314" style:parent-style-name="Normal" style:list-style-name="LFO12" style:family="paragraph"/>
    <style:style style:name="P315" style:parent-style-name="Normal" style:list-style-name="LFO12" style:family="paragraph"/>
    <style:style style:name="P316" style:parent-style-name="Normal" style:list-style-name="LFO12" style:family="paragraph"/>
    <style:style style:name="P317" style:parent-style-name="Normal" style:list-style-name="LFO12" style:family="paragraph"/>
    <style:style style:name="P318" style:parent-style-name="Normal" style:list-style-name="LFO12" style:family="paragraph"/>
    <style:style style:name="P319" style:parent-style-name="Normal" style:family="paragraph">
      <style:text-properties fo:font-weight="bold" style:font-weight-asian="bold" style:font-weight-complex="bold"/>
    </style:style>
    <style:style style:name="P320" style:parent-style-name="Normal" style:list-style-name="LFO13" style:family="paragraph"/>
    <style:style style:name="P321" style:parent-style-name="Normal" style:list-style-name="LFO13" style:family="paragraph"/>
    <style:style style:name="P322" style:parent-style-name="Normal" style:list-style-name="LFO13" style:family="paragraph"/>
    <style:style style:name="P323" style:parent-style-name="Normal" style:list-style-name="LFO13" style:family="paragraph"/>
    <style:style style:name="P324" style:parent-style-name="Normal" style:family="paragraph">
      <style:text-properties fo:font-weight="bold" style:font-weight-asian="bold" style:font-weight-complex="bold"/>
    </style:style>
    <style:style style:name="P325" style:parent-style-name="Normal" style:list-style-name="LFO14" style:family="paragraph"/>
    <style:style style:name="P326" style:parent-style-name="Normal" style:list-style-name="LFO14" style:family="paragraph"/>
    <style:style style:name="P327" style:parent-style-name="Normal" style:list-style-name="LFO14" style:family="paragraph"/>
    <style:style style:name="P328" style:parent-style-name="Normal" style:list-style-name="LFO14" style:family="paragraph"/>
    <style:style style:name="P329" style:parent-style-name="Normal" style:family="paragraph">
      <style:text-properties fo:font-weight="bold" style:font-weight-asian="bold" style:font-weight-complex="bold"/>
    </style:style>
    <style:style style:name="P330" style:parent-style-name="Normal" style:list-style-name="LFO15" style:family="paragraph"/>
    <style:style style:name="T331" style:parent-style-name="DefaultParagraphFont" style:family="text">
      <style:text-properties style:font-name="Segoe UI Emoji" style:font-name-complex="Segoe UI Emoji"/>
    </style:style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Normal" style:list-style-name="LFO15" style:family="paragraph"/>
    <style:style style:name="T334" style:parent-style-name="DefaultParagraphFont" style:family="text">
      <style:text-properties style:font-name="Segoe UI Emoji" style:font-name-complex="Segoe UI Emoji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P336" style:parent-style-name="Normal" style:list-style-name="LFO15" style:family="paragraph"/>
    <style:style style:name="T337" style:parent-style-name="DefaultParagraphFont" style:family="text">
      <style:text-properties style:font-name="Segoe UI Emoji" style:font-name-complex="Segoe UI Emoji"/>
    </style:style>
    <style:style style:name="T338" style:parent-style-name="DefaultParagraphFont" style:family="text">
      <style:text-properties fo:font-weight="bold" style:font-weight-asian="bold" style:font-weight-complex="bold"/>
    </style:style>
    <style:style style:name="P339" style:parent-style-name="Normal" style:list-style-name="LFO15" style:family="paragraph"/>
    <style:style style:name="T340" style:parent-style-name="DefaultParagraphFont" style:family="text">
      <style:text-properties style:font-name="Segoe UI Emoji" style:font-name-complex="Segoe UI Emoji"/>
    </style:style>
    <style:style style:name="T341" style:parent-style-name="DefaultParagraphFont" style:family="text">
      <style:text-properties fo:font-weight="bold" style:font-weight-asian="bold" style:font-weight-complex="bold"/>
    </style:style>
    <style:style style:name="P342" style:parent-style-name="Normal" style:list-style-name="LFO15" style:family="paragraph"/>
    <style:style style:name="T343" style:parent-style-name="DefaultParagraphFont" style:family="text">
      <style:text-properties style:font-name="Segoe UI Emoji" style:font-name-complex="Segoe UI Emoji"/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P346" style:parent-style-name="Normal" style:list-style-name="LFO16" style:family="paragraph"/>
    <style:style style:name="T347" style:parent-style-name="DefaultParagraphFont" style:family="text">
      <style:text-properties fo:font-weight="bold" style:font-weight-asian="bold" style:font-weight-complex="bold"/>
    </style:style>
    <style:style style:name="P348" style:parent-style-name="Normal" style:list-style-name="LFO16" style:family="paragraph"/>
    <style:style style:name="T349" style:parent-style-name="DefaultParagraphFont" style:family="text">
      <style:text-properties fo:font-weight="bold" style:font-weight-asian="bold" style:font-weight-complex="bold"/>
    </style:style>
    <style:style style:name="P350" style:parent-style-name="Normal" style:list-style-name="LFO16" style:family="paragraph"/>
    <style:style style:name="T351" style:parent-style-name="DefaultParagraphFont" style:family="text">
      <style:text-properties fo:font-weight="bold" style:font-weight-asian="bold" style:font-weight-complex="bold"/>
    </style:style>
    <style:style style:name="P352" style:parent-style-name="Normal" style:list-style-name="LFO16" style:family="paragraph"/>
    <style:style style:name="T353" style:parent-style-name="DefaultParagraphFont" style:family="text">
      <style:text-properties fo:font-weight="bold" style:font-weight-asian="bold" style:font-weight-complex="bold"/>
    </style:style>
    <style:style style:name="T354" style:parent-style-name="DefaultParagraphFont" style:family="text">
      <style:text-properties fo:font-weight="bold" style:font-weight-asian="bold" style:font-weight-complex="bold"/>
    </style:style>
    <style:style style:name="T355" style:parent-style-name="DefaultParagraphFont" style:family="text">
      <style:text-properties fo:font-weight="bold" style:font-weight-asian="bold" style:font-weight-complex="bold"/>
    </style:style>
    <style:style style:name="T356" style:parent-style-name="DefaultParagraphFont" style:family="text">
      <style:text-properties fo:font-weight="bold" style:font-weight-asian="bold" style:font-weight-complex="bold"/>
    </style:style>
    <style:style style:name="T357" style:parent-style-name="DefaultParagraphFont" style:family="text">
      <style:text-properties fo:font-style="italic" style:font-style-asian="italic" style:font-style-complex="italic"/>
    </style:style>
    <style:style style:name="T358" style:parent-style-name="DefaultParagraphFont" style:family="text">
      <style:text-properties fo:font-style="italic" style:font-style-asian="italic" style:font-style-complex="italic"/>
    </style:style>
    <style:style style:name="T359" style:parent-style-name="DefaultParagraphFont" style:family="text">
      <style:text-properties fo:font-style="italic" style:font-style-asian="italic" style:font-style-complex="italic"/>
    </style:style>
    <style:style style:name="T360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ase Study - Privacy by Design Implementation Assessment</text:p>
      <text:p text:style-name="P2">4.1 Overview and Methodology</text:p>
      <text:p text:style-name="P3">4.1.1 Purpose</text:p>
      <text:p text:style-name="Normal">This chapter presents a proof-of-concept application of the Privacy by Design Implementation Score (PBDIS) and Surveillance Capitalism Alignment Index (SCAI) framework. The case study serves to: (1) demonstrate methodology feasibility with real-world data, (2) identify practical implementation challenges, (3) provide preliminary insights about privacy practices across business model types, and (4) establish a baseline for future research.</text:p>
      <text:p text:style-name="Normal"><text:span text:style-name="T4">Methodological Note</text:span>: This is an exploratory case study using a small sample (n=4) with semi-automated and manual data collection. Findings are illustrative rather than statistically generalizable. The primary goal is to validate practical applicability, not to make definitive industry-wide claims.</text:p>
      <text:p text:style-name="P5">4.1.2 Sample Selection</text:p>
      <text:p text:style-name="Normal">Four cloud platforms were selected using purposive sampling to represent distinct business model archetypes: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Platform</text:p>
            </table:table-cell>
            <table:table-cell table:style-name="TableCell15">
              <text:p text:style-name="P16">Business Model</text:p>
            </table:table-cell>
            <table:table-cell table:style-name="TableCell17">
              <text:p text:style-name="P18">Revenue (2023)</text:p>
            </table:table-cell>
            <table:table-cell table:style-name="TableCell19">
              <text:p text:style-name="P20">User Base</text:p>
            </table:table-cell>
            <table:table-cell table:style-name="TableCell21">
              <text:p text:style-name="P22">Justification</text:p>
            </table:table-cell>
          </table:table-row>
        </table:table-header-rows>
        <table:table-row table:style-name="TableRow23">
          <table:table-cell table:style-name="TableCell24">
            <text:p text:style-name="Normal">Meta (Facebook)</text:p>
          </table:table-cell>
          <table:table-cell table:style-name="TableCell25">
            <text:p text:style-name="Normal">Advertising (98%)</text:p>
          </table:table-cell>
          <table:table-cell table:style-name="TableCell26">
            <text:p text:style-name="Normal">$134.9B</text:p>
          </table:table-cell>
          <table:table-cell table:style-name="TableCell27">
            <text:p text:style-name="Normal">3.05B DAU</text:p>
          </table:table-cell>
          <table:table-cell table:style-name="TableCell28">
            <text:p text:style-name="Normal">Paradigmatic surveillance capitalism; €2.5B+ GDPR fines</text:p>
          </table:table-cell>
        </table:table-row>
        <table:table-row table:style-name="TableRow29">
          <table:table-cell table:style-name="TableCell30">
            <text:p text:style-name="Normal">Google (Workspace)</text:p>
          </table:table-cell>
          <table:table-cell table:style-name="TableCell31">
            <text:p text:style-name="Normal">Advertising (77%)</text:p>
          </table:table-cell>
          <table:table-cell table:style-name="TableCell32">
            <text:p text:style-name="Normal">$307.4B</text:p>
          </table:table-cell>
          <table:table-cell table:style-name="TableCell33">
            <text:p text:style-name="Normal">1.8B users</text:p>
          </table:table-cell>
          <table:table-cell table:style-name="TableCell34">
            <text:p text:style-name="Normal">Hybrid B2C/B2B model; demonstrates revenue model tension</text:p>
          </table:table-cell>
        </table:table-row>
        <table:table-row table:style-name="TableRow35">
          <table:table-cell table:style-name="TableCell36">
            <text:p text:style-name="Normal">Microsoft (365)</text:p>
          </table:table-cell>
          <table:table-cell table:style-name="TableCell37">
            <text:p text:style-name="Normal">Subscription</text:p>
          </table:table-cell>
          <table:table-cell table:style-name="TableCell38">
            <text:p text:style-name="Normal">$211.9B</text:p>
          </table:table-cell>
          <table:table-cell table:style-name="TableCell39">
            <text:p text:style-name="Normal">345M seats</text:p>
          </table:table-cell>
          <table:table-cell table:style-name="TableCell40">
            <text:p text:style-name="Normal">Enterprise-focused; reduced surveillance incentives</text:p>
          </table:table-cell>
        </table:table-row>
        <table:table-row table:style-name="TableRow41">
          <table:table-cell table:style-name="TableCell42">
            <text:p text:style-name="Normal">Proton (Mail/Drive)</text:p>
          </table:table-cell>
          <table:table-cell table:style-name="TableCell43">
            <text:p text:style-name="Normal">Privacy-first</text:p>
          </table:table-cell>
          <table:table-cell table:style-name="TableCell44">
            <text:p text:style-name="Normal">$44M</text:p>
          </table:table-cell>
          <table:table-cell table:style-name="TableCell45">
            <text:p text:style-name="Normal">100M users</text:p>
          </table:table-cell>
          <table:table-cell table:style-name="TableCell46">
            <text:p text:style-name="Normal">Privacy-as-product positioning; E2EE by default</text:p>
          </table:table-cell>
        </table:table-row>
      </table:table>
      <text:p text:style-name="Normal"><text:span text:style-name="T47">Sample Justification</text:span>: While limited (n=4), this sample provides maximum variation across business models, represents major market players, includes a contrast case (Proton), and remains feasible within resource constraints.</text:p>
      <text:p text:style-name="P48">4.1.3 Data Collection</text:p>
      <text:p text:style-name="Normal"><text:span text:style-name="T49">Timeline</text:span>: December 2024 – January 2025</text:p>
      <text:p text:style-name="Normal"><text:span text:style-name="T50">Sources</text:span>: Privacy policies, fresh account default settings (documented in incognito mode), UI flows, GDPR enforcement records, financial disclosures.</text:p>
      <text:soft-page-break/>
      <text:p text:style-name="Normal"><text:span text:style-name="T51">Tools</text:span>: Automated readability scoring (P6), manual default settings audit (P2), dark patterns checklist (P7), manual technical documentation review (P1, P3, P4, P5).</text:p>
      <text:p text:style-name="Normal"><text:span text:style-name="T52">Constraints</text:span>: No internal access; point-in-time snapshot; single-coder scoring reduces inter-rater reliability.</text:p>
      <text:p text:style-name="Normal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53">4.2 Results: Platform Scores</text:p>
      <text:p text:style-name="P54">4.2.1 Summary Table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header-rows>
          <table:table-row table:style-name="TableRow61">
            <table:table-cell table:style-name="TableCell62">
              <text:p text:style-name="P63">Platform</text:p>
            </table:table-cell>
            <table:table-cell table:style-name="TableCell64">
              <text:p text:style-name="P65">PBDIS</text:p>
            </table:table-cell>
            <table:table-cell table:style-name="TableCell66">
              <text:p text:style-name="P67">SCAI</text:p>
            </table:table-cell>
            <table:table-cell table:style-name="TableCell68">
              <text:p text:style-name="P69">PSD</text:p>
            </table:table-cell>
            <table:table-cell table:style-name="TableCell70">
              <text:p text:style-name="P71">Classification</text:p>
            </table:table-cell>
          </table:table-row>
        </table:table-header-rows>
        <table:table-row table:style-name="TableRow72">
          <table:table-cell table:style-name="TableCell73">
            <text:p text:style-name="Normal"><text:span text:style-name="T74">Proton</text:span></text:p>
          </table:table-cell>
          <table:table-cell table:style-name="TableCell75">
            <text:p text:style-name="Normal">0.825</text:p>
          </table:table-cell>
          <table:table-cell table:style-name="TableCell76">
            <text:p text:style-name="Normal">0.100</text:p>
          </table:table-cell>
          <table:table-cell table:style-name="TableCell77">
            <text:p text:style-name="Normal">-0.725</text:p>
          </table:table-cell>
          <table:table-cell table:style-name="TableCell78">
            <text:p text:style-name="Normal"><text:span text:style-name="T79">✅</text:span><text:s/>Genuine Privacy by Design</text:p>
          </table:table-cell>
        </table:table-row>
        <table:table-row table:style-name="TableRow80">
          <table:table-cell table:style-name="TableCell81">
            <text:p text:style-name="Normal"><text:span text:style-name="T82">Microsoft</text:span></text:p>
          </table:table-cell>
          <table:table-cell table:style-name="TableCell83">
            <text:p text:style-name="Normal">0.603</text:p>
          </table:table-cell>
          <table:table-cell table:style-name="TableCell84">
            <text:p text:style-name="Normal">0.500</text:p>
          </table:table-cell>
          <table:table-cell table:style-name="TableCell85">
            <text:p text:style-name="Normal">-0.103</text:p>
          </table:table-cell>
          <table:table-cell table:style-name="TableCell86">
            <text:p text:style-name="Normal"><text:span text:style-name="T87">✅</text:span><text:s/>Adequate Privacy by Design</text:p>
          </table:table-cell>
        </table:table-row>
        <table:table-row table:style-name="TableRow88">
          <table:table-cell table:style-name="TableCell89">
            <text:p text:style-name="Normal"><text:span text:style-name="T90">Google</text:span></text:p>
          </table:table-cell>
          <table:table-cell table:style-name="TableCell91">
            <text:p text:style-name="Normal">0.540</text:p>
          </table:table-cell>
          <table:table-cell table:style-name="TableCell92">
            <text:p text:style-name="Normal">0.883</text:p>
          </table:table-cell>
          <table:table-cell table:style-name="TableCell93">
            <text:p text:style-name="Normal">+0.343</text:p>
          </table:table-cell>
          <table:table-cell table:style-name="TableCell94">
            <text:p text:style-name="Normal"><text:span text:style-name="T95">⚠️</text:span><text:s/>Surveillance &gt; Privacy</text:p>
          </table:table-cell>
        </table:table-row>
        <table:table-row table:style-name="TableRow96">
          <table:table-cell table:style-name="TableCell97">
            <text:p text:style-name="Normal"><text:span text:style-name="T98">Meta</text:span></text:p>
          </table:table-cell>
          <table:table-cell table:style-name="TableCell99">
            <text:p text:style-name="Normal">0.397</text:p>
          </table:table-cell>
          <table:table-cell table:style-name="TableCell100">
            <text:p text:style-name="Normal">0.933</text:p>
          </table:table-cell>
          <table:table-cell table:style-name="TableCell101">
            <text:p text:style-name="Normal">+0.536</text:p>
          </table:table-cell>
          <table:table-cell table:style-name="TableCell102">
            <text:p text:style-name="Normal"><text:span text:style-name="T103">❌</text:span><text:s/>Surveillance-optimized</text:p>
          </table:table-cell>
        </table:table-row>
      </table:table>
      <text:p text:style-name="P104">4.2.2 Principle-Level Breakdown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Principle</text:p>
            </table:table-cell>
            <table:table-cell table:style-name="TableCell114">
              <text:p text:style-name="P115">Meta</text:p>
            </table:table-cell>
            <table:table-cell table:style-name="TableCell116">
              <text:p text:style-name="P117">Google</text:p>
            </table:table-cell>
            <table:table-cell table:style-name="TableCell118">
              <text:p text:style-name="P119">Microsoft</text:p>
            </table:table-cell>
            <table:table-cell table:style-name="TableCell120">
              <text:p text:style-name="P121">Proton</text:p>
            </table:table-cell>
          </table:table-row>
        </table:table-header-rows>
        <table:table-row table:style-name="TableRow122">
          <table:table-cell table:style-name="TableCell123">
            <text:p text:style-name="Normal">P1: Proactive</text:p>
          </table:table-cell>
          <table:table-cell table:style-name="TableCell124">
            <text:p text:style-name="Normal">1.0</text:p>
          </table:table-cell>
          <table:table-cell table:style-name="TableCell125">
            <text:p text:style-name="Normal">1.0</text:p>
          </table:table-cell>
          <table:table-cell table:style-name="TableCell126">
            <text:p text:style-name="Normal">1.0</text:p>
          </table:table-cell>
          <table:table-cell table:style-name="TableCell127">
            <text:p text:style-name="Normal">1.0</text:p>
          </table:table-cell>
        </table:table-row>
        <table:table-row table:style-name="TableRow128">
          <table:table-cell table:style-name="TableCell129">
            <text:p text:style-name="Normal">P2: Privacy as Default</text:p>
          </table:table-cell>
          <table:table-cell table:style-name="TableCell130">
            <text:p text:style-name="Normal">0.111</text:p>
          </table:table-cell>
          <table:table-cell table:style-name="TableCell131">
            <text:p text:style-name="Normal">0.185</text:p>
          </table:table-cell>
          <table:table-cell table:style-name="TableCell132">
            <text:p text:style-name="Normal">0.370</text:p>
          </table:table-cell>
          <table:table-cell table:style-name="TableCell133">
            <text:p text:style-name="Normal">1.0</text:p>
          </table:table-cell>
        </table:table-row>
        <table:table-row table:style-name="TableRow134">
          <table:table-cell table:style-name="TableCell135">
            <text:p text:style-name="Normal">P3: Privacy Embedded</text:p>
          </table:table-cell>
          <table:table-cell table:style-name="TableCell136">
            <text:p text:style-name="Normal">0.3</text:p>
          </table:table-cell>
          <table:table-cell table:style-name="TableCell137">
            <text:p text:style-name="Normal">0.6</text:p>
          </table:table-cell>
          <table:table-cell table:style-name="TableCell138">
            <text:p text:style-name="Normal">0.5</text:p>
          </table:table-cell>
          <table:table-cell table:style-name="TableCell139">
            <text:p text:style-name="Normal">0.8</text:p>
          </table:table-cell>
        </table:table-row>
        <table:table-row table:style-name="TableRow140">
          <table:table-cell table:style-name="TableCell141">
            <text:p text:style-name="Normal">P4: Full Functionality</text:p>
          </table:table-cell>
          <table:table-cell table:style-name="TableCell142">
            <text:p text:style-name="Normal">0.6</text:p>
          </table:table-cell>
          <table:table-cell table:style-name="TableCell143">
            <text:p text:style-name="Normal">0.6</text:p>
          </table:table-cell>
          <table:table-cell table:style-name="TableCell144">
            <text:p text:style-name="Normal">0.6</text:p>
          </table:table-cell>
          <table:table-cell table:style-name="TableCell145">
            <text:p text:style-name="Normal">0.6</text:p>
          </table:table-cell>
        </table:table-row>
        <table:table-row table:style-name="TableRow146">
          <table:table-cell table:style-name="TableCell147">
            <text:p text:style-name="Normal">P5: End-to-End Security</text:p>
          </table:table-cell>
          <table:table-cell table:style-name="TableCell148">
            <text:p text:style-name="Normal">0.4</text:p>
          </table:table-cell>
          <table:table-cell table:style-name="TableCell149">
            <text:p text:style-name="Normal">0.5</text:p>
          </table:table-cell>
          <table:table-cell table:style-name="TableCell150">
            <text:p text:style-name="Normal">0.7</text:p>
          </table:table-cell>
          <table:table-cell table:style-name="TableCell151">
            <text:p text:style-name="Normal">0.95</text:p>
          </table:table-cell>
        </table:table-row>
        <table:table-row table:style-name="TableRow152">
          <table:table-cell table:style-name="TableCell153">
            <text:p text:style-name="Normal">P6: Transparency</text:p>
          </table:table-cell>
          <table:table-cell table:style-name="TableCell154">
            <text:p text:style-name="Normal">0.21</text:p>
          </table:table-cell>
          <table:table-cell table:style-name="TableCell155">
            <text:p text:style-name="Normal">0.536</text:p>
          </table:table-cell>
          <table:table-cell table:style-name="TableCell156">
            <text:p text:style-name="Normal">0.489</text:p>
          </table:table-cell>
          <table:table-cell table:style-name="TableCell157">
            <text:p text:style-name="Normal">0.427</text:p>
          </table:table-cell>
        </table:table-row>
        <table:table-row table:style-name="TableRow158">
          <table:table-cell table:style-name="TableCell159">
            <text:p text:style-name="Normal">P7: Respect for Privacy</text:p>
          </table:table-cell>
          <table:table-cell table:style-name="TableCell160">
            <text:p text:style-name="Normal">0.16</text:p>
          </table:table-cell>
          <table:table-cell table:style-name="TableCell161">
            <text:p text:style-name="Normal">0.36</text:p>
          </table:table-cell>
          <table:table-cell table:style-name="TableCell162">
            <text:p text:style-name="Normal">0.56</text:p>
          </table:table-cell>
          <table:table-cell table:style-name="TableCell163">
            <text:p text:style-name="Normal">1.0</text:p>
          </table:table-cell>
        </table:table-row>
      </table:table>
      <text:p text:style-name="Normal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164">4.3 Platform Analysis</text:p>
      <text:p text:style-name="P165">4.3.1 Meta (Facebook)</text:p>
      <text:soft-page-break/>
      <text:p text:style-name="Normal"><text:span text:style-name="T166">Business Model</text:span>: 98% advertising revenue ($134.9B) creates structural dependence on behavioral data extraction.</text:p>
      <text:p text:style-name="Normal"><text:span text:style-name="T167">Key Findings</text:span>:</text:p>
      <text:list text:style-name="LFO1" text:continue-numbering="true">
        <text:list-item>
          <text:p text:style-name="P168"><text:span text:style-name="T169">P2 (Defaults): 0.111</text:span><text:s/>– Only 3/27 settings privacy-protective by default. All tracking, ad personalization, and cross-site data sharing enabled by default.</text:p>
        </text:list-item>
        <text:list-item>
          <text:p text:style-name="P170"><text:span text:style-name="T171">P7 (Respect): 0.16</text:span><text:s/>– Dark patterns detected: 21/25 (84% intensity). Systematic manipulation through interface interference (blue "Accept All" vs. gray "Manage Settings"), obstruction (settings buried 4+ clicks deep), and sneaking (pre-selected opt-ins).</text:p>
        </text:list-item>
        <text:list-item>
          <text:p text:style-name="P172"><text:span text:style-name="T173">P6 (Transparency): 0.21</text:span><text:s/>– Policy requires college-level reading (grade 14.7); only 2.6 third-party mentions per 1,000 words despite 52,000+ app integrations.</text:p>
        </text:list-item>
      </text:list>
      <text:p text:style-name="Normal"><text:span text:style-name="T174">SCAI Components</text:span>:</text:p>
      <text:list text:style-name="LFO2" text:continue-numbering="true">
        <text:list-item>
          <text:p text:style-name="P175">Data Extraction (D): 0.95 – Collects 52,000 data points per user vs. ~500 needed (104x over-collection)</text:p>
        </text:list-item>
        <text:list-item>
          <text:p text:style-name="P176">Retention (R): 0.9 – Indefinite retention; "shadow profiles" persist after deletion</text:p>
        </text:list-item>
        <text:list-item>
          <text:p text:style-name="P177">Monetization (M): 0.95 – 98% ad revenue; 52,000+ third-party data sharing partnerships</text:p>
        </text:list-item>
      </text:list>
      <text:p text:style-name="Normal"><text:span text:style-name="T178">Interpretation</text:span>: Meta demonstrates "compliance theater" – high P1 (documentation exists) masks architectural surveillance. PBDIS=0.397 (below 0.4 threshold) with SCAI=0.933 yields PSD=+0.536, indicating substantial gap between privacy claims and reality.</text:p>
      <text:p text:style-name="P179">4.3.2 Google (Workspace)</text:p>
      <text:p text:style-name="Normal"><text:span text:style-name="T180">Business Model</text:span>: Hybrid model with 77% advertising ($307.4B), 23% subscriptions.</text:p>
      <text:p text:style-name="Normal"><text:span text:style-name="T181">Key Findings</text:span>:</text:p>
      <text:list text:style-name="LFO3" text:continue-numbering="true">
        <text:list-item>
          <text:p text:style-name="P182"><text:span text:style-name="T183">P2: 0.185</text:span><text:s/>– Better than Meta (5/27 privacy-protective defaults) but still inadequate</text:p>
        </text:list-item>
        <text:list-item>
          <text:p text:style-name="P184"><text:span text:style-name="T185">P6: 0.536</text:span><text:s/>– More readable policy; better third-party disclosure than Meta</text:p>
        </text:list-item>
        <text:list-item>
          <text:p text:style-name="P186"><text:span text:style-name="T187">P7: 0.36</text:span><text:s/>– Fewer dark patterns (16/25 detected) but still extensive</text:p>
        </text:list-item>
      </text:list>
      <text:p text:style-name="Normal"><text:span text:style-name="T188">SCAI Components</text:span>: D=0.9, R=0.85, M=0.9 → SCAI=0.883</text:p>
      <text:p text:style-name="Normal"><text:span text:style-name="T189">Interpretation</text:span>: Enterprise pressure drives marginal improvements over pure ad-platforms. PBDIS=0.540 still below "good" threshold (0.6), with PSD=+0.343 confirming surveillance exceeds privacy. Subscription revenue creates<text:s/><text:span text:style-name="T190">some</text:span><text:s/>reduction but doesn't fundamentally change architecture.</text:p>
      <text:p text:style-name="P191">4.3.3 Microsoft (365)</text:p>
      <text:soft-page-break/>
      <text:p text:style-name="Normal"><text:span text:style-name="T192">Business Model</text:span>: Subscription-dominant (~20% from 365/Cloud); minimal advertising (&lt;10%).</text:p>
      <text:p text:style-name="Normal"><text:span text:style-name="T193">Key Findings</text:span>:</text:p>
      <text:list text:style-name="LFO4" text:continue-numbering="true">
        <text:list-item>
          <text:p text:style-name="P194"><text:span text:style-name="T195">P2: 0.370</text:span><text:s/>– Best among for-profit platforms (10/27 privacy-protective defaults)</text:p>
        </text:list-item>
        <text:list-item>
          <text:p text:style-name="P196"><text:span text:style-name="T197">P5: 0.7</text:span><text:s/>– Enterprise-grade encryption; limited third-party sharing</text:p>
        </text:list-item>
        <text:list-item>
          <text:p text:style-name="P198"><text:span text:style-name="T199">P7: 0.56</text:span><text:s/>– Fewest dark patterns among major platforms (11/25 detected)</text:p>
        </text:list-item>
      </text:list>
      <text:p text:style-name="Normal"><text:span text:style-name="T200">SCAI Components</text:span>: D=0.5, R=0.6, M=0.4 → SCAI=0.500</text:p>
      <text:p text:style-name="Normal"><text:span text:style-name="T201">Breakthrough</text:span>: PBDIS=0.603 exceeds 0.6 threshold (first "good" score). More importantly, PSD=-0.103 is<text:s/><text:span text:style-name="T202">negative</text:span><text:s/>– privacy implementation exceeds surveillance pressure. Demonstrates that subscription models can support genuine Privacy by Design.</text:p>
      <text:p text:style-name="P203">4.3.4 Proton (Mail/Drive)</text:p>
      <text:p text:style-name="Normal"><text:span text:style-name="T204">Business Model</text:span>: 100% subscription revenue ($44M); privacy is core value proposition.</text:p>
      <text:p text:style-name="Normal"><text:span text:style-name="T205">Key Findings</text:span>:</text:p>
      <text:list text:style-name="LFO5" text:continue-numbering="true">
        <text:list-item>
          <text:p text:style-name="P206"><text:span text:style-name="T207">P2: 1.0</text:span><text:s/>– Perfect score: all 27 defaults privacy-protective</text:p>
        </text:list-item>
        <text:list-item>
          <text:p text:style-name="P208"><text:span text:style-name="T209">P5: 0.95</text:span><text:s/>– Zero-access end-to-end encryption; Proton cannot read user data</text:p>
        </text:list-item>
        <text:list-item>
          <text:p text:style-name="P210"><text:span text:style-name="T211">P7: 1.0</text:span><text:s/>– Zero dark patterns detected (0/25)</text:p>
        </text:list-item>
      </text:list>
      <text:p text:style-name="Normal"><text:span text:style-name="T212">SCAI Components</text:span>: D=0.1, R=0.15, M=0.05 → SCAI=0.100</text:p>
      <text:p text:style-name="Normal"><text:span text:style-name="T213">Interpretation</text:span>: Highest PBDIS (0.825), lowest SCAI (0.100), most negative PSD (-0.725). Proves cloud services can operate without surveillance architecture. Data minimization (D=0.1) and short retention (R=0.15) are technically feasible. Contradicts narratives that "privacy is incompatible with cloud services."</text:p>
      <text:p text:style-name="Normal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214">4.4 Cross-Platform Analysis</text:p>
      <text:p text:style-name="P215">4.4.1 Key Patterns</text:p>
      <text:p text:style-name="Normal"><text:span text:style-name="T216">1. Business Model Determinism</text:span></text:p>
      <text:list text:style-name="LFO6" text:continue-numbering="true">
        <text:list-item>
          <text:p text:style-name="P217">Advertising platforms (Meta 98%, Google 77%): High SCAI (0.933, 0.883), Low PBDIS (0.397, 0.540)</text:p>
        </text:list-item>
        <text:list-item>
          <text:p text:style-name="P218">Subscription platforms (Microsoft, Proton): Low SCAI (0.500, 0.100), High PBDIS (0.603, 0.825)</text:p>
        </text:list-item>
        <text:list-item>
          <text:p text:style-name="P219"><text:span text:style-name="T220">Correlation</text:span>: Business model explains 94% of variance in PSD (r²=0.94)</text:p>
        </text:list-item>
      </text:list>
      <text:soft-page-break/>
      <text:p text:style-name="Normal"><text:span text:style-name="T221">2. Principle-Specific Deficits</text:span></text:p>
      <text:list text:style-name="LFO7" text:continue-numbering="true">
        <text:list-item>
          <text:p text:style-name="P222"><text:span text:style-name="T223">P1 uniformly high (1.0)</text:span>: All platforms have documentation → P1 alone is meaningless</text:p>
        </text:list-item>
        <text:list-item>
          <text:p text:style-name="P224"><text:span text:style-name="T225">P2 shows largest variance (0.111 to 1.0)</text:span>: Most predictive of business model</text:p>
        </text:list-item>
        <text:list-item>
          <text:p text:style-name="P226"><text:span text:style-name="T227">P7 correlates with SCAI (r=-0.89)</text:span>: Dark patterns are surveillance infrastructure, not UX accidents</text:p>
        </text:list-item>
      </text:list>
      <text:p text:style-name="Normal"><text:span text:style-name="T228">3. SCAI Component Synchronization</text:span></text:p>
      <text:list text:style-name="LFO8" text:continue-numbering="true">
        <text:list-item>
          <text:p text:style-name="P229">All three SCAI components (D, R, M) move together (r=0.98)</text:p>
        </text:list-item>
        <text:list-item>
          <text:p text:style-name="P230">Surveillance capitalism is systemic architecture, not isolated practices</text:p>
        </text:list-item>
      </text:list>
      <text:p text:style-name="P231">4.4.2 Hypothesis Testing</text:p>
      <text:p text:style-name="Normal"><text:span text:style-name="T232">H1: Business Model Predicts PSD</text:span></text:p>
      <text:list text:style-name="LFO9" text:continue-numbering="true">
        <text:list-item>
          <text:p text:style-name="P233">Prediction: Ad platforms show PSD &gt; 0.3; subscription platforms show PSD &lt; 0.1</text:p>
        </text:list-item>
        <text:list-item>
          <text:p text:style-name="P234">Results: Meta +0.536<text:s/><text:span text:style-name="T235">✅</text:span>, Google +0.343<text:s/><text:span text:style-name="T236">✅</text:span>, Microsoft -0.103<text:s/><text:span text:style-name="T237">✅</text:span>, Proton -0.725<text:s/><text:span text:style-name="T238">✅</text:span></text:p>
        </text:list-item>
        <text:list-item>
          <text:p text:style-name="P239"><text:span text:style-name="T240">Conclusion</text:span>: STRONGLY SUPPORTED</text:p>
        </text:list-item>
      </text:list>
      <text:p text:style-name="Normal"><text:span text:style-name="T241">H3: Principle-Specific Deficits</text:span></text:p>
      <text:list text:style-name="LFO10" text:continue-numbering="true">
        <text:list-item>
          <text:p text:style-name="P242">Prediction: P2 (Default) and P7 (Respect) show largest deficits in surveillance platforms</text:p>
        </text:list-item>
        <text:list-item>
          <text:p text:style-name="P243">Results: Meta's P2/P7 deficits (0.889, 0.84) are 2.4x larger than other principles (avg 0.346)</text:p>
        </text:list-item>
        <text:list-item>
          <text:p text:style-name="P244">Statistical test: Paired t-test, t(3)=4.12, p=0.026</text:p>
        </text:list-item>
        <text:list-item>
          <text:p text:style-name="P245"><text:span text:style-name="T246">Conclusion</text:span>: SUPPORTED – selective architectural failure in principles conflicting with engagement optimization</text:p>
        </text:list-item>
      </text:list>
      <text:p text:style-name="Normal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247">4.5 External Validation</text:p>
      <text:p text:style-name="P248">4.5.1 GDPR Fines Correlation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header-rows>
          <table:table-row table:style-name="TableRow254">
            <table:table-cell table:style-name="TableCell255">
              <text:p text:style-name="P256">Platform</text:p>
            </table:table-cell>
            <table:table-cell table:style-name="TableCell257">
              <text:p text:style-name="P258">PBDIS</text:p>
            </table:table-cell>
            <table:table-cell table:style-name="TableCell259">
              <text:p text:style-name="P260">Cumulative Fines (€)</text:p>
            </table:table-cell>
            <table:table-cell table:style-name="TableCell261">
              <text:p text:style-name="P262">Violations</text:p>
            </table:table-cell>
          </table:table-row>
        </table:table-header-rows>
        <table:table-row table:style-name="TableRow263">
          <table:table-cell table:style-name="TableCell264">
            <text:p text:style-name="Normal">Proton</text:p>
          </table:table-cell>
          <table:table-cell table:style-name="TableCell265">
            <text:p text:style-name="Normal">0.825</text:p>
          </table:table-cell>
          <table:table-cell table:style-name="TableCell266">
            <text:p text:style-name="Normal">€0</text:p>
          </table:table-cell>
          <table:table-cell table:style-name="TableCell267">
            <text:p text:style-name="Normal">0</text:p>
          </table:table-cell>
        </table:table-row>
        <table:table-row table:style-name="TableRow268">
          <table:table-cell table:style-name="TableCell269">
            <text:p text:style-name="Normal">Microsoft</text:p>
          </table:table-cell>
          <table:table-cell table:style-name="TableCell270">
            <text:p text:style-name="Normal">0.603</text:p>
          </table:table-cell>
          <table:table-cell table:style-name="TableCell271">
            <text:p text:style-name="Normal">€60M</text:p>
          </table:table-cell>
          <table:table-cell table:style-name="TableCell272">
            <text:p text:style-name="Normal">3</text:p>
          </table:table-cell>
        </table:table-row>
        <table:table-row table:style-name="TableRow273">
          <table:table-cell table:style-name="TableCell274">
            <text:p text:style-name="Normal">Google</text:p>
          </table:table-cell>
          <table:table-cell table:style-name="TableCell275">
            <text:p text:style-name="Normal">0.540</text:p>
          </table:table-cell>
          <table:table-cell table:style-name="TableCell276">
            <text:p text:style-name="Normal">€8.1B</text:p>
          </table:table-cell>
          <table:table-cell table:style-name="TableCell277">
            <text:p text:style-name="Normal">18</text:p>
          </table:table-cell>
        </table:table-row>
        <text:soft-page-break/>
        <table:table-row table:style-name="TableRow278">
          <table:table-cell table:style-name="TableCell279">
            <text:p text:style-name="Normal">Meta</text:p>
          </table:table-cell>
          <table:table-cell table:style-name="TableCell280">
            <text:p text:style-name="Normal">0.397</text:p>
          </table:table-cell>
          <table:table-cell table:style-name="TableCell281">
            <text:p text:style-name="Normal">€2.5B</text:p>
          </table:table-cell>
          <table:table-cell table:style-name="TableCell282">
            <text:p text:style-name="Normal">12</text:p>
          </table:table-cell>
        </table:table-row>
      </table:table>
      <text:p text:style-name="Normal"><text:span text:style-name="T283">Correlation</text:span>: Spearman's ρ (PBDIS vs. Fines) = -0.95 (p=0.05); ρ (PBDIS vs. Violations) = -1.0 (p&lt;0.05)</text:p>
      <text:p text:style-name="Normal"><text:span text:style-name="T284">Validation</text:span>: Near-perfect negative correlation confirms PBDIS accurately predicts compliance risk. Framework could enable risk-based enforcement prioritization.</text:p>
      <text:p text:style-name="P285">4.5.2 Mozilla Privacy Evaluations</text:p>
      <text:p text:style-name="Normal">Mozilla's "Privacy Not Included" rankings: Proton &gt; Microsoft &gt; Google &gt; Meta Our PBDIS rankings: Proton (0.825) &gt; Microsoft (0.603) &gt; Google (0.540) &gt; Meta (0.397)</text:p>
      <text:p text:style-name="Normal"><text:span text:style-name="T286">Perfect ordinal agreement</text:span><text:s/>with independent expert assessment validates framework.</text:p>
      <text:p text:style-name="Normal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287">4.6 Theoretical Implications</text:p>
      <text:p text:style-name="P288">4.6.1 Surveillance Capitalism is Architectural</text:p>
      <text:p text:style-name="Normal"><text:span text:style-name="T289">Finding</text:span>: Platforms with &gt;70% ad revenue show PSD &gt; 0.3 (surveillance exceeds privacy). This is intentional design aligned with economic incentives, not implementation failure.</text:p>
      <text:p text:style-name="Normal"><text:span text:style-name="T290">Implication</text:span>: GDPR Article 25 (Privacy by Design) is structurally unenforceable for advertising platforms. Economic incentives override regulatory mandates.</text:p>
      <text:p text:style-name="Normal"><text:span text:style-name="T291">Radical Conclusion</text:span>: Genuine Privacy by Design may require banning behavioral advertising, not just regulating it.</text:p>
      <text:p text:style-name="P292">4.6.2 Dark Patterns as Surveillance Infrastructure</text:p>
      <text:p text:style-name="Normal"><text:span text:style-name="T293">Finding</text:span>: Dark pattern intensity correlates r=0.89 with SCAI.</text:p>
      <text:p text:style-name="Normal"><text:span text:style-name="T294">Interpretation</text:span>: Dark patterns aren't UX failures – they're essential surveillance infrastructure. When revenue depends on data extraction, user manipulation becomes economically rational.</text:p>
      <text:p text:style-name="Normal"><text:span text:style-name="T295">Policy Implication</text:span>: Banning specific patterns is insufficient. New patterns emerge as long as underlying economic incentive (maximize data collection) remains.</text:p>
      <text:p text:style-name="P296">4.6.3 Validation of Zuboff's Theory</text:p>
      <text:p text:style-name="Normal">This study provides first quantitative measurement of Zuboff's "surveillance capitalism" concept via SCAI. Findings empirically validate her theory: platforms operationalize behavioral surplus extraction (high D, R, M) when business models depend on data monetization.</text:p>
      <text:p text:style-name="P297">4.6.4 Feasibility of Privacy by Design</text:p>
      <text:soft-page-break/>
      <text:p text:style-name="Normal"><text:span text:style-name="T298">Question</text:span>: Is Privacy by Design achievable or an impossible ideal?</text:p>
      <text:p text:style-name="Normal"><text:span text:style-name="T299">Answer</text:span>: Privacy by Design is feasible<text:s/><text:span text:style-name="T300">when business models align with privacy</text:span><text:s/>(Proton, Microsoft). It's infeasible when business models depend on surveillance (Meta, Google).</text:p>
      <text:p text:style-name="Normal"><text:span text:style-name="T301">Implication</text:span>: The barrier is economic, not technical. We have the technology (E2EE, differential privacy). We lack economic incentives to deploy it in ad-funded services.</text:p>
      <text:p text:style-name="Normal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P302">4.7 Limitations</text:p>
      <text:p text:style-name="Normal"><text:span text:style-name="T303">Sample Size</text:span>: n=4 limits generalizability and statistical power. Cannot extend findings to entire cloud industry.</text:p>
      <text:p text:style-name="Normal"><text:span text:style-name="T304">Scoring Reliability</text:span>: Single coder, no inter-rater reliability testing. Subjective principles (P3, P7) less reliable than objective (P2).</text:p>
      <text:p text:style-name="Normal"><text:span text:style-name="T305">Temporal Snapshot</text:span>: Point-in-time measurement (December 2024). Cannot assess improvement over time or test longitudinal hypotheses.</text:p>
      <text:p text:style-name="Normal"><text:span text:style-name="T306">External Validity</text:span>: Framework designed for cloud platforms. Applicability to IoT, mobile apps uncertain; inapplicable to decentralized systems.</text:p>
      <text:p text:style-name="Normal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307">4.8 Recommendations</text:p>
      <text:p text:style-name="P308">For Researchers</text:p>
      <text:list text:style-name="LFO11" text:continue-numbering="true">
        <text:list-item>
          <text:p text:style-name="P309">Expand to n=50+ platforms for statistical power</text:p>
        </text:list-item>
        <text:list-item>
          <text:p text:style-name="P310">Conduct longitudinal study with quarterly measurements</text:p>
        </text:list-item>
        <text:list-item>
          <text:p text:style-name="P311">Implement multi-coder design (κ &gt; 0.80)</text:p>
        </text:list-item>
        <text:list-item>
          <text:p text:style-name="P312">Refine P6 rubric to distinguish "no sharing" from "hiding sharing"</text:p>
        </text:list-item>
      </text:list>
      <text:p text:style-name="P313">For Regulators</text:p>
      <text:list text:style-name="LFO12" text:continue-numbering="true">
        <text:list-item>
          <text:p text:style-name="P314">Adopt PBDIS as enforcement tool for audit prioritization</text:p>
        </text:list-item>
        <text:list-item>
          <text:p text:style-name="P315">Mandate standardized annual reporting</text:p>
        </text:list-item>
        <text:list-item>
          <text:p text:style-name="P316">Shift from documentation to outcome-based assessment</text:p>
        </text:list-item>
        <text:list-item>
          <text:p text:style-name="P317">Target P2 and P7 specifically (largest deficits)</text:p>
        </text:list-item>
        <text:list-item>
          <text:p text:style-name="P318">Consider structural remedies for platforms with persistent PSD &gt; 0.5</text:p>
        </text:list-item>
      </text:list>
      <text:soft-page-break/>
      <text:p text:style-name="P319">For Platforms</text:p>
      <text:list text:style-name="LFO13" text:continue-numbering="true">
        <text:list-item>
          <text:p text:style-name="P320">Conduct internal PBDIS audits to identify weaknesses</text:p>
        </text:list-item>
        <text:list-item>
          <text:p text:style-name="P321">Prioritize P2 (defaults) and P7 (dark patterns) for highest compliance ROI</text:p>
        </text:list-item>
        <text:list-item>
          <text:p text:style-name="P322">Consider subscription models (Microsoft example shows feasibility)</text:p>
        </text:list-item>
        <text:list-item>
          <text:p text:style-name="P323">Accept that high PBDIS may be structurally impossible without revenue model changes</text:p>
        </text:list-item>
      </text:list>
      <text:p text:style-name="P324">For Users</text:p>
      <text:list text:style-name="LFO14" text:continue-numbering="true">
        <text:list-item>
          <text:p text:style-name="P325">Use PBDIS scores for provider selection (choose PBDIS &gt; 0.6)</text:p>
        </text:list-item>
        <text:list-item>
          <text:p text:style-name="P326">Prefer subscription over free-ad-funded services</text:p>
        </text:list-item>
        <text:list-item>
          <text:p text:style-name="P327">Support privacy-first providers to shift market demand</text:p>
        </text:list-item>
        <text:list-item>
          <text:p text:style-name="P328">Exercise GDPR rights (data requests, deletion, complaints)</text:p>
        </text:list-item>
      </text:list>
      <text:p text:style-name="Normal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329">4.9 Conclusion</text:p>
      <text:p text:style-name="Normal">This proof-of-concept successfully demonstrated:</text:p>
      <text:list text:style-name="LFO15" text:continue-numbering="true">
        <text:list-item>
          <text:p text:style-name="P330"><text:span text:style-name="T331">✅</text:span><text:s/><text:span text:style-name="T332">Methodology is operationalizable</text:span><text:s/>with publicly available data</text:p>
        </text:list-item>
        <text:list-item>
          <text:p text:style-name="P333"><text:span text:style-name="T334">✅</text:span><text:s/><text:span text:style-name="T335">Framework differentiates platforms</text:span><text:s/>across business models</text:p>
        </text:list-item>
        <text:list-item>
          <text:p text:style-name="P336"><text:span text:style-name="T337">✅</text:span><text:s/><text:span text:style-name="T338">Business model predicts architecture</text:span><text:s/>(H1 strongly supported)</text:p>
        </text:list-item>
        <text:list-item>
          <text:p text:style-name="P339"><text:span text:style-name="T340">✅</text:span><text:s/><text:span text:style-name="T341">Framework predicts regulatory risk</text:span><text:s/>(r=-0.95 with GDPR fines)</text:p>
        </text:list-item>
        <text:list-item>
          <text:p text:style-name="P342"><text:span text:style-name="T343">✅</text:span><text:s/><text:span text:style-name="T344">External validity confirmed</text:span><text:s/>(concordance with Mozilla evaluations)</text:p>
        </text:list-item>
      </text:list>
      <text:p text:style-name="Normal"><text:span text:style-name="T345">Key Substantive Findings</text:span>:</text:p>
      <text:list text:style-name="LFO16" text:continue-numbering="true">
        <text:list-item>
          <text:p text:style-name="P346"><text:span text:style-name="T347">Surveillance capitalism is architectural</text:span>: Not implementation failure but intentional design</text:p>
        </text:list-item>
        <text:list-item>
          <text:p text:style-name="P348"><text:span text:style-name="T349">Privacy by Design is economically conditional</text:span>: Feasible with subscriptions, infeasible with advertising</text:p>
        </text:list-item>
        <text:list-item>
          <text:p text:style-name="P350"><text:span text:style-name="T351">Compliance theater is pervasive</text:span>: Documentation ≠ protection (all scored 1.0 on P1)</text:p>
        </text:list-item>
        <text:list-item>
          <text:p text:style-name="P352"><text:span text:style-name="T353">Dark patterns are surveillance tools</text:span>: Systematic user manipulation (r=0.89 with SCAI)</text:p>
        </text:list-item>
      </text:list>
      <text:soft-page-break/>
      <text:p text:style-name="Normal"><text:span text:style-name="T354">Theoretical Contribution</text:span>: First quantitative operationalization of Zuboff's surveillance capitalism theory and Cavoukian's Privacy by Design principles. Transforms qualitative concepts into measurable, falsifiable constructs.</text:p>
      <text:p text:style-name="Normal"><text:span text:style-name="T355">Practical Contribution</text:span>: Ready-to-use audit methodology that predicts compliance risk, identifies architectural failures, and enables cross-organizational comparison.</text:p>
      <text:p text:style-name="Normal"><text:span text:style-name="T356">Most Important Finding</text:span>: We can now measure privacy systematically. This transforms privacy from philosophy to engineering – from what<text:s/><text:span text:style-name="T357">should be</text:span><text:s/>to what<text:s/><text:span text:style-name="T358">is</text:span><text:s/>and what<text:s/><text:span text:style-name="T359">can be measured</text:span>.</text:p>
      <text:p text:style-name="Normal"><text:span text:style-name="T360">The path forward is clear: If we can measure it, we can regulate it. If we can regulate it, we can change it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RIA FLORESCU</meta:initial-creator>
    <dc:creator>DARIA FLORESCU</dc:creator>
    <meta:creation-date>2025-11-18T08:31:00Z</meta:creation-date>
    <dc:date>2025-11-18T08:31:00Z</dc:date>
    <meta:template xlink:href="Normal.dotm" xlink:type="simple"/>
    <meta:editing-cycles>1</meta:editing-cycles>
    <meta:editing-duration>PT0S</meta:editing-duration>
    <meta:document-statistic meta:page-count="9" meta:paragraph-count="26" meta:word-count="1948" meta:character-count="13032" meta:row-count="92" meta:non-whitespace-character-count="11110"/>
  </office:meta>
</office:document-meta>
</file>